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style:style>
    <style:style style:name="P2" style:parent-style-name="Normal" style:family="paragraph">
      <style:paragraph-properties fo:text-align="center"/>
      <style:text-properties fo:font-weight="bold" style:font-weight-asian="bold" style:font-weight-complex="bold"/>
    </style:style>
    <style:style style:name="T3" style:parent-style-name="Fonteparág.padrão" style:family="text">
      <style:text-properties fo:font-weight="bold" style:font-weight-asian="bold" style:font-weight-complex="bold"/>
    </style:style>
    <style:style style:name="T4" style:parent-style-name="Fonteparág.padrão" style:family="text">
      <style:text-properties fo:font-weight="bold" style:font-weight-asian="bold" style:font-weight-complex="bold"/>
    </style:style>
  </office:automatic-styles>
  <office:body>
    <office:text text:use-soft-page-breaks="true">
      <text:p text:style-name="P1">Personas ArboMais</text:p>
      <text:p text:style-name="P2"/>
      <text:p text:style-name="Normal"><text:span text:style-name="T3">Perfil Coordenador do Projeto.<text:s/></text:span></text:p>
      <text:p text:style-name="Normal">Fabiana é coordenadora de um laboratório de Paisagismo e Urbanismo, ela é coordenadora de um projeto piloto que visa catalogar todos os espécimes da flora do campus da universidade em que ela atua. Com isso ela deseja obter informações que serão uteis para projetos futuros, como por exemplo medidas simples das árvores catalogadas e além disso, medidas compostas, que passarão por tratamento seguindo cálculos pré-existentes que irão agregar mais informações para suas pesquisas. Além disso, ela deseja saber quem são os envolvidos nas pesquisas de campo, afim de saber quantas árvores cada pesquisador incluiu, quem foi o responsável por últimas alterações, além de ter dados como e-mail e contato de seus pesquisadores.Poderá ainda conceder acesso a novos pesquisadores, ou revogar o acesso de pesquisadores atuais. Em uma segunda etapa, pós processamento dos dados catalogas, Fabiana deseja exibir gráficos e planinhas para poder mostrar a comunidade acadêmica os resultados de seu projeto. E numa etapa final, ela deseja que os dados das espécimes cadastradas estejam disponíveis à comunidade em geral, onde por meio de cadastro em um aplicativo ou sistema web, o cidadão comum possa conhecer mais sobre as árvores da universidade em que atua.<text:s/></text:p>
      <text:p text:style-name="Normal"/>
      <text:p text:style-name="Normal"><text:span text:style-name="T4">Perfil Técnico do sistema</text:span></text:p>
      <text:p text:style-name="Normal">Altair é aluno estagiário e atua no projeto como bolsista interdisciplinar, ele cursa computação e será o responsável por dar manutenção do software desenvolvido. Para tal ele necessita de acesso total ao sistema, desde o seu código fonte até os detalhes de cada transação/alteração feita no sistema. Assim que uma alteração foi realizada, Altair poderá saber no mesmo momento quem o fez, de qual dispositivo e a sua localização precisa. Além disso Altair será responsável por verificar possíveis inconsistências nos dados, e deverá com frequência verificar a corretude das fórmulas aplicadas.<text: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honatan Froeder</meta:initial-creator>
    <dc:creator>Jhonatan Froeder</dc:creator>
    <meta:creation-date>2019-08-17T19:38:00Z</meta:creation-date>
    <dc:date>2019-08-17T19:38:00Z</dc:date>
    <meta:template xlink:href="Normal.dotm" xlink:type="simple"/>
    <meta:editing-cycles>1</meta:editing-cycles>
    <meta:editing-duration>PT0S</meta:editing-duration>
    <meta:document-statistic meta:page-count="1" meta:paragraph-count="3" meta:word-count="300" meta:character-count="1922" meta:row-count="13" meta:non-whitespace-character-count="1625"/>
  </office:meta>
</office:document-meta>
</file>